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2" style:family="paragraph" style:parent-style-name="Standard">
      <style:text-properties style:font-name="Arial" fo:font-size="12pt" officeooo:paragraph-rsid="000aa867" style:font-size-asian="12pt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text-properties style:font-name="Arial" fo:font-size="12pt" fo:language="en" fo:country="none" officeooo:rsid="00037fba" officeooo:paragraph-rsid="0004544a" style:font-size-asian="12pt" style:font-size-complex="12pt"/>
    </style:style>
    <style:style style:name="P5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P6" style:family="paragraph" style:parent-style-name="Standard">
      <style:text-properties style:font-name="Arial" fo:font-size="12pt" officeooo:rsid="0006b7e5" officeooo:paragraph-rsid="000aa867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style:text-underline-style="solid" style:text-underline-width="auto" style:text-underline-color="font-color" officeooo:rsid="00037fba"/>
    </style:style>
    <style:style style:name="T3" style:family="text">
      <style:text-properties fo:language="en" fo:country="none" officeooo:rsid="00037fba"/>
    </style:style>
    <style:style style:name="T4" style:family="text">
      <style:text-properties fo:language="en" fo:country="none" officeooo:rsid="0004544a"/>
    </style:style>
    <style:style style:name="T5" style:family="text">
      <style:text-properties fo:language="en" fo:country="none" officeooo:rsid="00093b73"/>
    </style:style>
    <style:style style:name="T6" style:family="text">
      <style:text-properties fo:language="en" fo:country="none" officeooo:rsid="000aa867"/>
    </style:style>
    <style:style style:name="T7" style:family="text">
      <style:text-properties officeooo:rsid="0004544a"/>
    </style:style>
    <style:style style:name="T8" style:family="text">
      <style:text-properties officeooo:rsid="0006b7e5"/>
    </style:style>
    <style:style style:name="T9" style:family="text">
      <style:text-properties officeooo:rsid="000aa867"/>
    </style:style>
    <style:style style:name="T10" style:family="text">
      <style:text-properties officeooo:rsid="000c1788"/>
    </style:style>
    <style:style style:name="T11" style:family="text">
      <style:text-properties officeooo:rsid="000dd0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ank you for purchasing <text:span text:style-name="T11">the </text:span>“<text:span text:style-name="T9">Meteor Storm</text:span><text:span text:style-name="T7"> Effect</text:span><text:span text:style-name="T10">s</text:span><text:span text:style-name="T7">” </text:span><text:span text:style-name="T11">package</text:span>!<text:line-break/></text:p>
      <text:p text:style-name="P1"><text:span text:style-name="T2">Product Description</text:span><text:span text:style-name="T1"><text:line-break/></text:span><text:span text:style-name="T3">Realistic atmospheric </text:span><text:span text:style-name="T6">meteor storm</text:span><text:span text:style-name="T5"> </text:span><text:span text:style-name="T3">effect </text:span><text:span text:style-name="T4">f</text:span><text:span text:style-name="T3">or PC, Mac, Console and other higher-end platforms that easily drops onto your existing camera setup.</text:span><text:span text:style-name="T1"><text:line-break/><text:line-break/>Features:<text:line-break/></text:span></text:p>
      <text:list xml:id="list661566346417428594" text:style-name="L1">
        <text:list-item>
          <text:p text:style-name="P4">Highly realistic <text:span text:style-name="T9">meteor</text:span> effect <text:span text:style-name="T9">that collides and breaks apart with a crashing sound effect</text:span>.</text:p>
        </text:list-item>
        <text:list-item>
          <text:p text:style-name="P5">Particle collision with any surface, just drop it onto your camera and watch!</text:p>
        </text:list-item>
        <text:list-item>
          <text:p text:style-name="P5">Wind <text:span text:style-name="T9">and mist </text:span>particle system with wind sound effect.</text:p>
        </text:list-item>
        <text:list-item>
          <text:p text:style-name="P5">Atmospheric demo scene included to show <text:span text:style-name="T9">meteor storm</text:span> effect to it's fulllest.</text:p>
        </text:list-item>
        <text:list-item>
          <text:p text:style-name="P5"><text:span text:style-name="T9">Particle mist</text:span> effect, generates around player to create more atmosphere.</text:p>
        </text:list-item>
      </text:list>
      <text:p text:style-name="P1"/>
      <text:p text:style-name="P2">Information<text:line-break/><text:span text:style-name="T7">Drop the existing </text:span><text:span text:style-name="T9">Meteor Storm</text:span><text:span text:style-name="T7"> Parent prefab onto your existing first person controller or use the “First Person Controller” prefab already setup. <text:s/>That's it, try walking around and see the effect get created around you and follow you. <text:s/>Also drop the “Wind Parent” prefab into your scene for a particle wind fog effect and sound effect.</text:span><text:line-break/><text:line-break/><text:span text:style-name="T8">To reduce </text:span><text:span text:style-name="T9">or increase the frequency of meteors</text:span><text:span text:style-name="T8">, click on the “</text:span><text:span text:style-name="T9">Meteors</text:span><text:span text:style-name="T8">” object under “</text:span><text:span text:style-name="T9">Meteor Storm</text:span><text:span text:style-name="T8"> Parent” on your camera. <text:s/>Then click the Emission tab on the particle system in the inspector and lower the Rate count from </text:span><text:span text:style-name="T9">1 emission per second</text:span><text:span text:style-name="T8"> to what works for you.</text:span></text:p>
      <text:p text:style-name="P6"/>
      <text:p text:style-name="P2"><text:span text:style-name="T9">To improve frame rate try lowering the Rate count under the Emission tab for “FireSmoke”, “ReEntryFlame”, “Explosion” or “RockDebris” under the “Meteors” object. <text:s/>To help improve frame rate by tweaking the collision calculations try altering the “Collision Quality” selection and the “Voxel Size” number under the “Collision” tab of the “Meteors” object. <text:s/></text:span><text:span text:style-name="T8">Also you can remove or turn off the “Mist Fog” effect to improve frame rate if it is an iss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4-12-07T22:15:50.28</dc:date>
    <meta:editing-duration>PT34S</meta:editing-duration>
    <meta:editing-cycles>8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9" meta:word-count="272" meta:character-count="1677" meta:non-whitespace-character-count="1410"/>
  </office:meta>
</office:document-meta>
</file>